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language-asian="fr" style:country-asian="FR"/>
    </style:style>
    <style:style style:name="P3" style:parent-style-name="Titre2" style:family="paragraph">
      <style:paragraph-properties fo:text-align="center"/>
      <style:text-properties style:language-asian="fr" style:country-asian="FR"/>
    </style:style>
    <style:style style:name="P4" style:parent-style-name="Titre2" style:family="paragraph">
      <style:paragraph-properties fo:text-align="center"/>
      <style:text-properties style:language-asian="fr" style:country-asian="FR"/>
    </style:style>
    <style:style style:name="P5" style:parent-style-name="Normal" style:family="paragraph">
      <style:paragraph-properties fo:text-align="center"/>
      <style:text-properties style:language-asian="fr" style:country-asian="FR"/>
    </style:style>
    <style:style style:name="P6" style:parent-style-name="Normal" style:family="paragraph">
      <style:paragraph-properties fo:text-align="center"/>
      <style:text-properties style:language-asian="fr" style:country-asian="FR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color="#FF0000" style:language-asian="fr" style:country-asian="FR"/>
    </style:style>
    <style:style style:name="P8" style:parent-style-name="Normal" style:family="paragraph">
      <style:paragraph-properties fo:text-align="center"/>
      <style:text-properties style:language-asian="fr" style:country-asian="FR"/>
    </style:style>
    <style:style style:name="P9" style:parent-style-name="Paragraphedeliste" style:family="paragraph">
      <style:text-properties style:language-asian="fr" style:country-asian="FR"/>
    </style:style>
    <style:style style:name="T10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2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26" style:parent-style-name="Paragraphedeliste" style:family="paragraph">
      <style:text-properties style:language-asian="fr" style:country-asian="FR"/>
    </style:style>
    <style:style style:name="T27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2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1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4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43" style:parent-style-name="Paragraphedeliste" style:family="paragraph">
      <style:text-properties style:language-asian="fr" style:country-asian="FR"/>
    </style:style>
    <style:style style:name="T44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4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2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5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5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55" style:parent-style-name="Paragraphedeliste" style:family="paragraph">
      <style:text-properties style:language-asian="fr" style:country-asian="FR"/>
    </style:style>
    <style:style style:name="T56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5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4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7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76" style:parent-style-name="Paragraphedeliste" style:family="paragraph">
      <style:text-properties style:language-asian="fr" style:country-asian="FR"/>
    </style:style>
    <style:style style:name="T77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7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3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84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8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7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8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2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0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6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17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1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20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2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23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24" style:parent-style-name="Paragraphedeliste" style:family="paragraph">
      <style:text-properties style:language-asian="fr" style:country-asian="FR"/>
    </style:style>
    <style:style style:name="T125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2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1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32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3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4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3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4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4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4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4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4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4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5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5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6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57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5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9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6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6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6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5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16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67" style:parent-style-name="Paragraphedeliste" style:family="paragraph">
      <style:text-properties style:language-asian="fr" style:country-asian="FR"/>
    </style:style>
    <style:style style:name="T168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6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0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71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7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73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7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5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7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7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8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8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3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84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8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86" style:parent-style-name="Paragraphedeliste" style:family="paragraph">
      <style:text-properties style:language-asian="fr" style:country-asian="FR"/>
    </style:style>
    <style:style style:name="P187" style:parent-style-name="Paragraphedeliste" style:family="paragraph">
      <style:text-properties style:language-asian="fr" style:country-asian="FR"/>
    </style:style>
    <style:style style:name="P188" style:parent-style-name="Paragraphedeliste" style:family="paragraph">
      <style:text-properties style:language-asian="fr" style:country-asian="FR"/>
    </style:style>
    <style:style style:name="P189" style:parent-style-name="Paragraphedeliste" style:family="paragraph">
      <style:text-properties style:language-asian="fr" style:country-asian="FR"/>
    </style:style>
    <style:style style:name="P190" style:parent-style-name="Paragraphedeliste" style:family="paragraph">
      <style:text-properties style:language-asian="fr" style:country-asian="FR"/>
    </style:style>
    <style:style style:name="P191" style:parent-style-name="Paragraphedeliste" style:family="paragraph">
      <style:text-properties style:language-asian="fr" style:country-asian="FR"/>
    </style:style>
    <style:style style:name="P192" style:parent-style-name="Paragraphedeliste" style:family="paragraph">
      <style:text-properties style:language-asian="fr" style:country-asian="FR"/>
    </style:style>
    <style:style style:name="P193" style:parent-style-name="Paragraphedeliste" style:family="paragraph">
      <style:text-properties style:language-asian="fr" style:country-asian="FR"/>
    </style:style>
    <style:style style:name="P194" style:parent-style-name="Paragraphedeliste" style:family="paragraph">
      <style:text-properties style:language-asian="fr" style:country-asian="FR"/>
    </style:style>
    <style:style style:name="P195" style:parent-style-name="Paragraphedeliste" style:family="paragraph">
      <style:text-properties style:language-asian="fr" style:country-asian="FR"/>
    </style:style>
    <style:style style:name="P196" style:parent-style-name="Paragraphedeliste" style:family="paragraph">
      <style:text-properties style:language-asian="fr" style:country-asian="FR"/>
    </style:style>
    <style:style style:name="P197" style:parent-style-name="Paragraphedeliste" style:family="paragraph">
      <style:text-properties style:language-asian="fr" style:country-asian="FR"/>
    </style:style>
    <style:style style:name="P198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EXERCICES SQL</text:p>
      <text:p text:style-name="P2"/>
      <text:h text:style-name="P3" text:outline-level="2">Commencez par créer une base de données nommée « exercices » sous phpMyAdmin</text:h>
      <text:h text:style-name="P4" text:outline-level="2">Importez les fichiers « departement.sql » et « villes_france.sq l » puis exécutez-les.</text:h>
      <text:p text:style-name="P5"/>
      <text:p text:style-name="P6">Veuillez trouver les requêtes SQL permettant d’effectuer chacune des demandes suivantes :</text:p>
      <text:p text:style-name="P7">IL EST OBLIGATOIRE D’UTILISER UN TERMINAL POUR EXECUTER LES REQUÊTES SQL</text:p>
      <text:p text:style-name="P8"/>
      <text:list text:style-name="LFO1" text:continue-numbering="true">
        <text:list-item>
          <text:p text:style-name="P9">Obtenir la liste des 10 villes les plus peuplées en 2012</text:p>
        </text:list-item>
      </text:list>
      <text:p text:style-name="Paragraphedeliste"><text:a xlink:href="http://localhost/phpmyadmin/url.php?url=https://dev.mysql.com/doc/refman/8.0/en/select.html" office:target-frame-name="_top" xlink:show="replace"><text:span text:style-name="T10">SELECT</text:span></text:a><text:span text:style-name="T11"> ville_nom</text:span><text:span text:style-name="T12">,</text:span><text:span text:style-name="T13">ville_population_2012 </text:span><text:span text:style-name="T14">FROM</text:span><text:span text:style-name="T15"> villes_france_free </text:span><text:span text:style-name="T16">ORDER</text:span><text:span text:style-name="T17"> </text:span><text:span text:style-name="T18">BY</text:span><text:span text:style-name="T19"> ville_population_2012 </text:span><text:span text:style-name="T20">DESC</text:span><text:span text:style-name="T21"> </text:span><text:span text:style-name="T22">LIMIT</text:span><text:span text:style-name="T23"> </text:span><text:span text:style-name="T24">10</text:span><text:span text:style-name="T25">;</text:span></text:p>
      <text:list text:style-name="LFO1" text:continue-numbering="true">
        <text:list-item>
          <text:p text:style-name="P26">Obtenir la liste des 50 villes ayant la plus faible superficie</text:p>
        </text:list-item>
      </text:list>
      <text:p text:style-name="Paragraphedeliste"><text:a xlink:href="http://localhost/phpmyadmin/url.php?url=https://dev.mysql.com/doc/refman/8.0/en/select.html" office:target-frame-name="_top" xlink:show="replace"><text:span text:style-name="T27">SELECT</text:span></text:a><text:span text:style-name="T28"> ville_nom</text:span><text:span text:style-name="T29">,</text:span><text:span text:style-name="T30">ville_surface </text:span><text:span text:style-name="T31">FROM</text:span><text:span text:style-name="T32"> villes_france_free </text:span><text:span text:style-name="T33">ORDER</text:span><text:span text:style-name="T34"> </text:span><text:span text:style-name="T35">BY</text:span><text:span text:style-name="T36"> ville_surface </text:span><text:span text:style-name="T37">ASC</text:span><text:span text:style-name="T38"> </text:span><text:span text:style-name="T39">LIMIT</text:span><text:span text:style-name="T40"> </text:span><text:span text:style-name="T41">50</text:span><text:span text:style-name="T42">;</text:span></text:p>
      <text:list text:style-name="LFO1" text:continue-numbering="true">
        <text:list-item>
          <text:p text:style-name="P43">Obtenir la liste des départements d’outre-mer, c’est-à-dire ceux<text:s/>dont le numéro de département commence par “97”</text:p>
        </text:list-item>
      </text:list>
      <text:p text:style-name="Paragraphedeliste"><text:a xlink:href="http://localhost/phpmyadmin/url.php?url=https://dev.mysql.com/doc/refman/8.0/en/select.html" office:target-frame-name="_top" xlink:show="replace"><text:span text:style-name="T44">SELECT</text:span></text:a><text:span text:style-name="T45"> departement_nom</text:span><text:span text:style-name="T46">,</text:span><text:span text:style-name="T47">departement_code </text:span><text:span text:style-name="T48">FROM</text:span><text:span text:style-name="T49"> departement </text:span><text:span text:style-name="T50">WHERE</text:span><text:span text:style-name="T51"> departement_code </text:span><text:a xlink:href="http://localhost/phpmyadmin/url.php?url=https://dev.mysql.com/doc/refman/8.0/en/string-comparison-functions.html%23operator_like" office:target-frame-name="_top" xlink:show="replace"><text:span text:style-name="T52">LIKE</text:span></text:a><text:span text:style-name="T53">'%97%'</text:span><text:span text:style-name="T54">;</text:span></text:p>
      <text:list text:style-name="LFO1" text:continue-numbering="true">
        <text:list-item>
          <text:p text:style-name="P55">Obtenir le nom des 10 villes les plus peuplées en 2012, ainsi que le nom du département associé</text:p>
        </text:list-item>
      </text:list>
      <text:p text:style-name="Paragraphedeliste"><text:a xlink:href="http://localhost/phpmyadmin/url.php?url=https://dev.mysql.com/doc/refman/8.0/en/select.html" office:target-frame-name="_top" xlink:show="replace"><text:span text:style-name="T56">SELECT</text:span></text:a><text:span text:style-name="T57"> ville_nom</text:span><text:span text:style-name="T58">,</text:span><text:span text:style-name="T59">departement_nom</text:span><text:span text:style-name="T60">,</text:span><text:span text:style-name="T61">ville_population_2012 </text:span><text:span text:style-name="T62">FROM</text:span><text:span text:style-name="T63"> villes_france_free</text:span><text:span text:style-name="T64">,</text:span><text:span text:style-name="T65"> departement </text:span><text:span text:style-name="T66">ORDER</text:span><text:span text:style-name="T67"> </text:span><text:span text:style-name="T68">BY</text:span><text:span text:style-name="T69"> ville_population_2012 </text:span><text:span text:style-name="T70">DESC</text:span><text:span text:style-name="T71"> </text:span><text:span text:style-name="T72">LIMIT</text:span><text:span text:style-name="T73"> </text:span><text:span text:style-name="T74">10</text:span><text:span text:style-name="T75">;</text:span></text:p>
      <text:list text:style-name="LFO1" text:continue-numbering="true">
        <text:list-item>
          <text:p text:style-name="P76">Obtenir la<text:s/>liste du nom de chaque département, associé à son code et du nombre de commune au sein de ces départements, en triant afin d’obtenir en priorité les départements qui possèdent le plus de communes</text:p>
        </text:list-item>
      </text:list>
      <text:p text:style-name="Paragraphedeliste"><text:a xlink:href="http://localhost/phpmyadmin/url.php?url=https://dev.mysql.com/doc/refman/8.0/en/select.html" office:target-frame-name="_top" xlink:show="replace"><text:span text:style-name="T77">SELECT</text:span></text:a><text:span text:style-name="T78"> departement_nom</text:span><text:span text:style-name="T79">,</text:span><text:span text:style-name="T80">departement_code</text:span><text:span text:style-name="T81">,</text:span><text:span text:style-name="T82"> </text:span><text:a xlink:href="http://localhost/phpmyadmin/url.php?url=https://dev.mysql.com/doc/refman/8.0/en/aggregate-functions.html%23function_count" office:target-frame-name="_top" xlink:show="replace"><text:span text:style-name="T83">COUNT</text:span></text:a><text:span text:style-name="T84">(</text:span><text:span text:style-name="T85">v</text:span><text:span text:style-name="T86">.ville_id</text:span><text:span text:style-name="T87">)</text:span><text:span text:style-name="T88"> </text:span><text:span text:style-name="T89">AS</text:span><text:span text:style-name="T90"> nb_communes </text:span><text:span text:style-name="T91">FROM</text:span><text:span text:style-name="T92"> departement </text:span><text:span text:style-name="T93">AS</text:span><text:span text:style-name="T94"> d </text:span><text:span text:style-name="T95">JOIN</text:span><text:span text:style-name="T96"> villes_france_free </text:span><text:span text:style-name="T97">AS</text:span><text:span text:style-name="T98"> v </text:span><text:span text:style-name="T99">ON</text:span><text:span text:style-name="T100"> d</text:span><text:span text:style-name="T101">.departement_code</text:span><text:span text:style-name="T102">=</text:span><text:span text:style-name="T103">v</text:span><text:span text:style-name="T104">.ville_departement</text:span><text:span text:style-name="T105"> </text:span><text:span text:style-name="T106">GROUP</text:span><text:span text:style-name="T107"> </text:span><text:span text:style-name="T108">BY</text:span><text:span text:style-name="T109"> departement_nom</text:span><text:span text:style-name="T110">,</text:span><text:span text:style-name="T111">departement_code </text:span><text:span text:style-name="T112">ORDER</text:span><text:span text:style-name="T113"> </text:span><text:span text:style-name="T114">BY</text:span><text:span text:style-name="T115"> </text:span><text:a xlink:href="http://localhost/phpmyadmin/url.php?url=https://dev.mysql.com/doc/refman/8.0/en/aggregate-functions.html%23function_count" office:target-frame-name="_top" xlink:show="replace"><text:span text:style-name="T116">COUNT</text:span></text:a><text:span text:style-name="T117">(</text:span><text:span text:style-name="T118">v</text:span><text:span text:style-name="T119">.ville_id</text:span><text:span text:style-name="T120">)</text:span><text:span text:style-name="T121"> </text:span><text:span text:style-name="T122">DESC</text:span><text:span text:style-name="T123">;</text:span></text:p>
      <text:list text:style-name="LFO1" text:continue-numbering="true">
        <text:list-item>
          <text:p text:style-name="P124">Obtenir la liste des 10 plus grands départements, en termes de superficie</text:p>
        </text:list-item>
      </text:list>
      <text:p text:style-name="Paragraphedeliste"><text:a xlink:href="http://localhost/phpmyadmin/url.php?url=https://dev.mysql.com/doc/refman/8.0/en/select.html" office:target-frame-name="_top" xlink:show="replace"><text:span text:style-name="T125">SELECT</text:span></text:a><text:span text:style-name="T126"> departement_code</text:span><text:span text:style-name="T127">,</text:span><text:span text:style-name="T128"> departement_nom</text:span><text:span text:style-name="T129">,</text:span><text:span text:style-name="T130"> </text:span><text:a xlink:href="http://localhost/phpmyadmin/url.php?url=https://dev.mysql.com/doc/refman/8.0/en/aggregate-functions.html%23function_sum" office:target-frame-name="_top" xlink:show="replace"><text:span text:style-name="T131">SUM</text:span></text:a><text:span text:style-name="T132">(</text:span><text:span text:style-name="T133">ville_surface</text:span><text:span text:style-name="T134">)</text:span><text:span text:style-name="T135">AS</text:span><text:span text:style-name="T136"> superficie </text:span><text:span text:style-name="T137">FROM</text:span><text:span text:style-name="T138"> departement </text:span><text:span text:style-name="T139">JOIN</text:span><text:span text:style-name="T140"> villes_france_free </text:span><text:span text:style-name="T141">ON</text:span><text:span text:style-name="T142"> departe</text:span><text:span text:style-name="T143">ment_code</text:span><text:span text:style-name="T144">=</text:span><text:span text:style-name="T145">ville_departement </text:span><text:span text:style-name="T146">GROUP</text:span><text:span text:style-name="T147"> </text:span><text:span text:style-name="T148">BY</text:span><text:span text:style-name="T149"> departement_code</text:span><text:span text:style-name="T150">,</text:span><text:span text:style-name="T151"> departement_nom </text:span><text:span text:style-name="T152">ORDER</text:span><text:span text:style-name="T153"> </text:span><text:span text:style-name="T154">BY</text:span><text:span text:style-name="T155"> </text:span><text:a xlink:href="http://localhost/phpmyadmin/url.php?url=https://dev.mysql.com/doc/refman/8.0/en/aggregate-functions.html%23function_sum" office:target-frame-name="_top" xlink:show="replace"><text:span text:style-name="T156">SUM</text:span></text:a><text:span text:style-name="T157">(</text:span><text:span text:style-name="T158">ville_surface</text:span><text:span text:style-name="T159">)</text:span><text:span text:style-name="T160"> </text:span><text:span text:style-name="T161">DESC</text:span><text:span text:style-name="T162"> </text:span><text:span text:style-name="T163">LIMIT</text:span><text:span text:style-name="T164"> </text:span><text:span text:style-name="T165">10</text:span><text:span text:style-name="T166">;</text:span></text:p>
      <text:list text:style-name="LFO1" text:continue-numbering="true">
        <text:list-item>
          <text:p text:style-name="P167">Compter le nombre de villes dont le nom commence par “Saint”</text:p>
        </text:list-item>
      </text:list>
      <text:p text:style-name="Paragraphedeliste"><text:a xlink:href="http://localhost/phpmyadmin/url.php?url=https://dev.mysql.com/doc/refman/8.0/en/select.html" office:target-frame-name="_top" xlink:show="replace"><text:span text:style-name="T168">SELECT</text:span></text:a><text:span text:style-name="T169"> </text:span><text:a xlink:href="http://localhost/phpmyadmin/url.php?url=https://dev.mysql.com/doc/refman/8.0/en/aggregate-functions.html%23function_count" office:target-frame-name="_top" xlink:show="replace"><text:span text:style-name="T170">COUNT</text:span></text:a><text:span text:style-name="T171">(</text:span><text:span text:style-name="T172">DISTINCT</text:span><text:span text:style-name="T173">(</text:span><text:span text:style-name="T174">ville_nom</text:span><text:span text:style-name="T175">))</text:span><text:span text:style-name="T176"> </text:span><text:span text:style-name="T177">AS</text:span><text:span text:style-name="T178"> nb_villes </text:span><text:span text:style-name="T179">FROM</text:span><text:span text:style-name="T180"> villes_france_free </text:span><text:span text:style-name="T181">WHERE</text:span><text:span text:style-name="T182"> ville_nom </text:span><text:a xlink:href="http://localhost/phpmyadmin/url.php?url=https://dev.mysql.com/doc/refman/8.0/en/string-comparison-functions.html%23operator_like" office:target-frame-name="_top" xlink:show="replace"><text:span text:style-name="T183">LIKE</text:span></text:a><text:span text:style-name="T184">'%Saint%'</text:span><text:span text:style-name="T185">;</text:span></text:p>
      <text:list text:style-name="LFO1" text:continue-numbering="true">
        <text:list-item>
          <text:p text:style-name="P186">Obtenir la liste des villes qui ont un nom existants plusieurs fois, et trier afin d’obtenir en premier celles dont le nom est le plus souvent utilisé par plusieurs communes</text:p>
        </text:list-item>
      </text:list>
      <text:p text:style-name="P187"/>
      <text:p text:style-name="P188"/>
      <text:soft-page-break/>
      <text:list text:style-name="LFO1" text:continue-numbering="true">
        <text:list-item>
          <text:p text:style-name="P189">Obtenir en une seule requête SQL la<text:s/>liste des villes dont la superficie est supérieure à la superficie moyenne</text:p>
        </text:list-item>
      </text:list>
      <text:p text:style-name="P190">SELECT ville_nom MAX(ville_surface)</text:p>
      <text:p text:style-name="P191">FROM villes_france_free</text:p>
      <text:p text:style-name="P192">UNION</text:p>
      <text:p text:style-name="P193">SELECT ville_nom AVG(ville_surface)</text:p>
      <text:p text:style-name="P194">FROM villes_france_free;</text:p>
      <text:list text:style-name="LFO1" text:continue-numbering="true">
        <text:list-item>
          <text:p text:style-name="P195">Obtenir la liste des départements qui possèdent plus<text:s/>de 2 millions d’habitants</text:p>
        </text:list-item>
      </text:list>
      <text:p text:style-name="P196"/>
      <text:list text:style-name="LFO1" text:continue-numbering="true">
        <text:list-item>
          <text:p text:style-name="P197">Remplacez les tirets par un espace vide, pour toutes les villes commençant par “SAINT-” (dans la colonne qui contient les noms en majuscule)</text:p>
        </text:list-item>
      </text:list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m-keyword" style:display-name="cm-keyword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m-punctuation" style:display-name="cm-punctuation" style:family="text" style:parent-style-name="Policepardéfaut"/>
    <style:style style:name="cm-number" style:display-name="cm-number" style:family="text" style:parent-style-name="Policepardéfaut"/>
    <style:style style:name="cm-string" style:display-name="cm-string" style:family="text" style:parent-style-name="Policepardéfaut"/>
    <style:style style:name="cm-bracket" style:display-name="cm-bracket" style:family="text" style:parent-style-name="Policepardéfaut"/>
    <style:style style:name="cm-variable-2" style:display-name="cm-variable-2" style:family="text" style:parent-style-name="Policepardéfaut"/>
    <style:style style:name="cm-operator" style:display-name="cm-operato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27010-17-10</dc:creator>
    <meta:creation-date>2022-03-01T10:39:00Z</meta:creation-date>
    <dc:date>2023-05-03T12:38:00Z</dc:date>
    <meta:template xlink:href="Normal" xlink:type="simple"/>
    <meta:editing-cycles>19</meta:editing-cycles>
    <meta:editing-duration>PT15480S</meta:editing-duration>
    <meta:document-statistic meta:page-count="2" meta:paragraph-count="8" meta:word-count="678" meta:character-count="4403" meta:row-count="31" meta:non-whitespace-character-count="3733"/>
  </office:meta>
</office:document-meta>
</file>